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Mincho" svg:font-family="Mincho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his text will be replac<office:annotation><dc:date>2008-01-24T00:00:00</dc:date><text:p>do text</text:p><text:p>from xhtml(dummy.getAt1(), stylesMapping={'h*':+1})</text:p></office:annotation>ed by a XHTML chunk with a stylesMapping: h+1. (first title: Title3, second: Title4) </text:p>
      <text:p text:style-name="Standard"/>
      <text:h text:style-name="Heading_20_1" text:outline-level="1">This text wi<office:annotation><dc:date>2008-01-24T00:00:00</dc:date><text:p>do title</text:p><text:p>from xhtml(dummy.getAt1(), stylesMapping={'h*':0})</text:p></office:annotation>ll be replaced by a XHTML chunk with a styles mapping h:0 that inhibates the behaviour of the global styles mapping (=h-1) (first title: Title2, second: Title3)</text:h>
      <text:p text:style-name="Standard">This text will be replac<office:annotation><dc:date>2008-01-24T00:00:00</dc:date><text:p>do text</text:p><text:p>from xhtml(dummy.getAt1())</text:p></office:annotation>ed by a XHTML chunk without stylesMapping (so = h-1 as defined by the global styles mapping). (first title: Title1, second: Title2) </text:p>
      <text:h text:style-name="Heading_20_1" text:outline-level="1">Title 1</text:h>
      <text:h text:style-name="Heading_20_2" text:outline-level="2">Title 2</text:h>
      <text:h text:style-name="Heading_20_3" text:outline-level="3">Title 3</text:h>
      <text:h text:style-name="Heading_20_4" text:outline-level="4">Title 4</text:h>
      <text:h text:style-name="Heading_20_5" text:outline-level="5">Title 5</text:h>
      <text:p text:style-name="Special">I put those titles there, else, OO does not include those style definitions in the saved file.</text:p>
      <text:p text:style-name="CentreCentre">_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Mincho" svg:font-family="Mincho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en" fo:country="US" style:font-name-asian="DejaVu San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n" fo:country="US" style:font-name-asian="DejaVu San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Nimbus Sans L" fo:font-family="'Nimbus Sans L'" style:font-family-generic="swiss" style:font-pitch="variable" fo:font-size="14pt" style:font-name-asian="Mincho" style:font-family-asian="Mincho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CentreCentre" style:family="paragraph" style:parent-style-name="Text_20_body">
      <style:paragraph-properties fo:text-align="center" style:justify-single-word="false"/>
      <style:text-properties fo:color="#800080"/>
    </style:style>
    <style:style style:name="Special" style:family="paragraph" style:parent-style-name="Standard" style:next-style-name="Standard">
      <style:text-properties fo:color="#33ff99" fo:font-weight="bold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initial-creator>Gaetan Delannay</meta:initial-creator>
    <meta:creation-date>2007-08-06T12:09:45</meta:creation-date>
    <dc:date>2017-03-21T14:10:09.142149786</dc:date>
    <dc:language>en-US</dc:language>
    <meta:editing-cycles>12</meta:editing-cycles>
    <meta:editing-duration>PT1H58M1S</meta:editing-duration>
    <meta:document-statistic meta:table-count="0" meta:image-count="0" meta:object-count="0" meta:page-count="1" meta:paragraph-count="10" meta:word-count="101" meta:character-count="567" meta:non-whitespace-character-count="474"/>
    <meta:user-defined meta:name="Info 1"/>
    <meta:user-defined meta:name="Info 2"/>
    <meta:user-defined meta:name="Info 3"/>
    <meta:user-defined meta:name="Info 4"/>
  </office:meta>
</office:document-meta>
</file>